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Heading_20_4">
      <style:paragraph-properties fo:padding="0.0193in" fo:border="0.0008in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Глава 4: Работа с API и RESTful сервисами</text:h>
      <text:h text:style-name="P2" text:outline-level="4">1. API и HTTP</text:h>
      <text:p text:style-name="P1">API (Application Programming Interface) предоставляют способ взаимодействия между различными приложениями или сервисами. HTTP часто используется для доступа к внешним API, позволяя приложениям обмениваться данными и функциональностью.</text:p>
      <text:h text:style-name="P2" text:outline-level="4">2. Форматы данных: JSON, XML и другие</text:h>
      <text:p text:style-name="P1">API обычно возвращают данные в определенных форматах, таких как JSON (JavaScript Object Notation), XML (eXtensible Markup Language) и другие. JSON стал популярным из-за своей простоты и удобства для чтения как человеком, XML также широко используется для обмена структурированными данными.</text:p>
      <text:h text:style-name="P2" text:outline-level="4">3. Основы API-ключей и аутентификации</text:h>
      <text:p text:style-name="P1">API-ключи используются для идентификации приложений или пользователей при доступе к API. Это обеспечивает безопасность и контроль доступа к функциям API. Кроме ключей, аутентификация может осуществляться через токены доступа (Access Tokens), OAuth и другие механизмы.</text:p>
      <text:h text:style-name="P2" text:outline-level="4">4. RESTful сервисы</text:h>
      <text:p text:style-name="P1">REST (Representational State Transfer) - это архитектурный стиль для создания веб-сервисов, использующий HTTP для передачи данных. RESTful API использует принципы REST, такие как использование ресурсов, HTTP методы (GET, POST, PUT, DELETE) и унифицированные интерфейсы для взаимодействия между клиентом и сервером.</text:p>
      <text:h text:style-name="P2" text:outline-level="4">5. Проектирование RESTful API</text:h>
      <text:p text:style-name="P1">При проектировании RESTful API важно соблюдать принципы REST, определять ресурсы, задавать соответствующие конечные точки (endpoints) и обеспечивать консистентность в структуре API. Также важно обеспечить поддержку различных методов HTTP для манипуляции данными.</text:p>
      <text:h text:style-name="P2" text:outline-level="4">Заключение</text:h>
      <text:p text:style-name="P1">Глава 4 углубляет понимание работы с API через протокол HTTP, основы форматов передачи данных, аутентификации при доступе к API и основы проектирования RESTful сервисов. Эти концепции и методы являются важными для разработчиков, использующих внешние сервисы или создающих собственные API для обмена данными и функциональности между приложениям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2T15:24:00.98</dc:date>
    <meta:document-statistic meta:table-count="0" meta:image-count="0" meta:object-count="0" meta:page-count="1" meta:paragraph-count="13" meta:word-count="248" meta:character-count="1896"/>
    <dc:creator>Dima Wide</dc:creator>
    <meta:user-defined meta:name="Info 1"/>
    <meta:user-defined meta:name="Info 2"/>
    <meta:user-defined meta:name="Info 3"/>
    <meta:user-defined meta:name="Info 4"/>
  </office:meta>
</office:document-meta>
</file>